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officeooo:rsid="00152706" officeooo:paragraph-rsid="00152706" style:font-size-asian="16pt" style:font-weight-asian="bold" style:font-size-complex="16pt" style:font-weight-complex="bold"/>
    </style:style>
    <style:style style:name="P2" style:family="paragraph" style:parent-style-name="Standard">
      <style:paragraph-properties fo:line-height="100%" fo:text-align="justify" style:justify-single-word="false"/>
      <style:text-properties officeooo:rsid="00152706" officeooo:paragraph-rsid="00152706"/>
    </style:style>
    <style:style style:name="P3" style:family="paragraph" style:parent-style-name="Standard">
      <style:paragraph-properties fo:line-height="100%" fo:text-align="justify" style:justify-single-word="false"/>
      <style:text-properties fo:font-weight="bold" officeooo:rsid="00152706" officeooo:paragraph-rsid="00152706" style:font-weight-asian="bold" style:font-weight-complex="bold"/>
    </style:style>
    <style:style style:name="P4" style:family="paragraph" style:parent-style-name="Standard">
      <style:paragraph-properties fo:line-height="100%"/>
      <style:text-properties fo:font-weight="bold" style:font-weight-asian="bold" style:font-weight-complex="bold"/>
    </style:style>
    <style:style style:name="P5" style:family="paragraph" style:parent-style-name="Text_20_body">
      <style:paragraph-properties fo:line-height="100%" fo:text-align="justify" style:justify-single-word="false"/>
      <style:text-properties fo:font-weight="bold" officeooo:rsid="00152706" officeooo:paragraph-rsid="001b4cc3" style:font-weight-asian="bold" style:font-weight-complex="bold"/>
    </style:style>
    <style:style style:name="P6" style:family="paragraph" style:parent-style-name="Text_20_body">
      <style:paragraph-properties fo:line-height="100%" fo:text-align="justify" style:justify-single-word="false"/>
      <style:text-properties fo:font-weight="bold" officeooo:rsid="00163e18" officeooo:paragraph-rsid="00163e18" style:font-weight-asian="bold" style:font-weight-complex="bold"/>
    </style:style>
    <style:style style:name="P7" style:family="paragraph" style:parent-style-name="Text_20_body">
      <style:paragraph-properties fo:line-height="100%" fo:text-align="justify" style:justify-single-word="false"/>
      <style:text-properties officeooo:rsid="003cfd0e" officeooo:paragraph-rsid="0050292a"/>
    </style:style>
    <style:style style:name="P8" style:family="paragraph" style:parent-style-name="Text_20_body">
      <style:paragraph-properties fo:line-height="100%" fo:text-align="justify" style:justify-single-word="false"/>
      <style:text-properties officeooo:rsid="004a708d" officeooo:paragraph-rsid="004a708d"/>
    </style:style>
    <style:style style:name="P9" style:family="paragraph" style:parent-style-name="Text_20_body">
      <style:paragraph-properties fo:line-height="100%" fo:text-align="start" style:justify-single-word="false"/>
      <style:text-properties officeooo:rsid="004a708d" officeooo:paragraph-rsid="004a708d"/>
    </style:style>
    <style:style style:name="P10" style:family="paragraph" style:parent-style-name="Text_20_body">
      <style:paragraph-properties fo:line-height="100%" fo:text-align="justify" style:justify-single-word="false"/>
      <style:text-properties fo:font-size="10pt" fo:font-weight="bold" officeooo:rsid="00163e18" officeooo:paragraph-rsid="00163e18"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fo:font-size="10pt" officeooo:rsid="00163e18" officeooo:paragraph-rsid="00163e18" style:font-size-asian="10pt" style:font-size-complex="10pt"/>
    </style:style>
    <style:style style:name="P12" style:family="paragraph" style:parent-style-name="Text_20_body">
      <style:paragraph-properties fo:line-height="100%" fo:text-align="justify" style:justify-single-word="false"/>
      <style:text-properties fo:font-size="10pt" style:text-underline-style="solid" style:text-underline-width="auto" style:text-underline-color="font-color" fo:font-weight="bold" officeooo:rsid="00153207" officeooo:paragraph-rsid="00163e18"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officeooo:rsid="00640d21" officeooo:paragraph-rsid="00640d21"/>
    </style:style>
    <style:style style:name="P14" style:family="paragraph" style:parent-style-name="Text_20_body">
      <style:paragraph-properties fo:line-height="100%" fo:text-align="justify" style:justify-single-word="false"/>
      <style:text-properties fo:font-weight="normal" officeooo:rsid="00640d21" officeooo:paragraph-rsid="00640d21" style:font-weight-asian="normal" style:font-weight-complex="normal"/>
    </style:style>
    <style:style style:name="P15" style:family="paragraph" style:parent-style-name="Text_20_body">
      <style:text-properties fo:color="#000000" style:text-underline-style="none" fo:font-weight="normal" officeooo:rsid="0065b7ab" officeooo:paragraph-rsid="0066edf9" style:font-weight-asian="normal" style:font-weight-complex="normal"/>
    </style:style>
    <style:style style:name="P16" style:family="paragraph" style:parent-style-name="Text_20_body" style:list-style-name="L2">
      <style:paragraph-properties fo:line-height="100%" fo:text-align="justify" style:justify-single-word="false"/>
      <style:text-properties officeooo:rsid="00152706" officeooo:paragraph-rsid="001b4cc3"/>
    </style:style>
    <style:style style:name="P17" style:family="paragraph" style:parent-style-name="Text_20_body" style:list-style-name="L3">
      <style:paragraph-properties fo:line-height="100%" fo:text-align="justify" style:justify-single-word="false"/>
    </style:style>
    <style:style style:name="P18" style:family="paragraph" style:parent-style-name="Text_20_body" style:list-style-name="L4">
      <style:paragraph-properties fo:line-height="100%" fo:text-align="justify" style:justify-single-word="false"/>
    </style:style>
    <style:style style:name="P19" style:family="paragraph" style:parent-style-name="Text_20_body" style:list-style-name="L5">
      <style:paragraph-properties fo:line-height="100%" fo:text-align="justify" style:justify-single-word="false"/>
    </style:style>
    <style:style style:name="P20" style:family="paragraph" style:parent-style-name="Text_20_body" style:list-style-name="L6">
      <style:paragraph-properties fo:line-height="100%" fo:text-align="justify" style:justify-single-word="false"/>
    </style:style>
    <style:style style:name="P21" style:family="paragraph" style:parent-style-name="Text_20_body" style:list-style-name="L7">
      <style:paragraph-properties fo:line-height="100%" fo:text-align="justify" style:justify-single-word="false"/>
    </style:style>
    <style:style style:name="P22" style:family="paragraph" style:parent-style-name="Text_20_body" style:list-style-name="L8">
      <style:paragraph-properties fo:line-height="100%" fo:text-align="justify" style:justify-single-word="false"/>
    </style:style>
    <style:style style:name="P23" style:family="paragraph" style:parent-style-name="Text_20_body" style:list-style-name="L9">
      <style:paragraph-properties fo:line-height="100%" fo:text-align="justify" style:justify-single-word="false"/>
    </style:style>
    <style:style style:name="P24" style:family="paragraph" style:parent-style-name="Text_20_body" style:list-style-name="L10">
      <style:paragraph-properties fo:line-height="100%" fo:text-align="justify" style:justify-single-word="false"/>
      <style:text-properties officeooo:paragraph-rsid="00274e35"/>
    </style:style>
    <style:style style:name="P25" style:family="paragraph" style:parent-style-name="Text_20_body" style:list-style-name="L22">
      <style:paragraph-properties fo:line-height="100%" fo:text-align="justify" style:justify-single-word="false"/>
      <style:text-properties officeooo:paragraph-rsid="00197093"/>
    </style:style>
    <style:style style:name="P26" style:family="paragraph" style:parent-style-name="Text_20_body" style:list-style-name="L23">
      <style:paragraph-properties fo:line-height="100%" fo:text-align="justify" style:justify-single-word="false"/>
      <style:text-properties officeooo:paragraph-rsid="001c8662"/>
    </style:style>
    <style:style style:name="P27" style:family="paragraph" style:parent-style-name="Text_20_body" style:list-style-name="L24">
      <style:paragraph-properties fo:line-height="100%" fo:text-align="justify" style:justify-single-word="false"/>
      <style:text-properties officeooo:paragraph-rsid="001dbccd"/>
    </style:style>
    <style:style style:name="P28" style:family="paragraph" style:parent-style-name="Text_20_body" style:list-style-name="L24">
      <style:paragraph-properties fo:line-height="100%" fo:text-align="justify" style:justify-single-word="false"/>
      <style:text-properties officeooo:paragraph-rsid="00418b3e"/>
    </style:style>
    <style:style style:name="P29" style:family="paragraph" style:parent-style-name="Text_20_body" style:list-style-name="L25">
      <style:paragraph-properties fo:line-height="100%" fo:text-align="justify" style:justify-single-word="false"/>
      <style:text-properties officeooo:paragraph-rsid="005b9fa4"/>
    </style:style>
    <style:style style:name="P30" style:family="paragraph" style:parent-style-name="Text_20_body" style:list-style-name="L27">
      <style:paragraph-properties fo:line-height="100%" fo:text-align="justify" style:justify-single-word="false"/>
      <style:text-properties officeooo:paragraph-rsid="00301edd"/>
    </style:style>
    <style:style style:name="P31" style:family="paragraph" style:parent-style-name="Text_20_body" style:list-style-name="L28">
      <style:paragraph-properties fo:line-height="100%" fo:text-align="justify" style:justify-single-word="false"/>
      <style:text-properties officeooo:paragraph-rsid="004bb376"/>
    </style:style>
    <style:style style:name="P32" style:family="paragraph" style:parent-style-name="Text_20_body" style:list-style-name="L29">
      <style:paragraph-properties fo:line-height="100%" fo:text-align="justify" style:justify-single-word="false"/>
      <style:text-properties officeooo:paragraph-rsid="00197093"/>
    </style:style>
    <style:style style:name="P33" style:family="paragraph" style:parent-style-name="Text_20_body" style:list-style-name="L29">
      <style:paragraph-properties fo:line-height="100%" fo:text-align="justify" style:justify-single-word="false"/>
      <style:text-properties officeooo:paragraph-rsid="003a4e35"/>
    </style:style>
    <style:style style:name="P34" style:family="paragraph" style:parent-style-name="Text_20_body" style:list-style-name="L29">
      <style:paragraph-properties fo:line-height="100%" fo:text-align="justify" style:justify-single-word="false"/>
      <style:text-properties officeooo:paragraph-rsid="003c0fed"/>
    </style:style>
    <style:style style:name="P35" style:family="paragraph" style:parent-style-name="Text_20_body" style:list-style-name="L29">
      <style:paragraph-properties fo:line-height="100%" fo:text-align="justify" style:justify-single-word="false"/>
      <style:text-properties officeooo:paragraph-rsid="0050292a"/>
    </style:style>
    <style:style style:name="P36" style:family="paragraph" style:parent-style-name="Text_20_body" style:list-style-name="L30">
      <style:paragraph-properties fo:line-height="100%" fo:text-align="justify" style:justify-single-word="false"/>
      <style:text-properties officeooo:paragraph-rsid="002e2a5d"/>
    </style:style>
    <style:style style:name="P37" style:family="paragraph" style:parent-style-name="Text_20_body" style:list-style-name="L31">
      <style:paragraph-properties fo:line-height="100%" fo:text-align="justify" style:justify-single-word="false"/>
      <style:text-properties officeooo:paragraph-rsid="003cfd0e"/>
    </style:style>
    <style:style style:name="P38" style:family="paragraph" style:parent-style-name="Text_20_body" style:list-style-name="L32">
      <style:paragraph-properties fo:line-height="100%" fo:text-align="justify" style:justify-single-word="false"/>
      <style:text-properties officeooo:paragraph-rsid="003cfd0e"/>
    </style:style>
    <style:style style:name="P39" style:family="paragraph" style:parent-style-name="Text_20_body" style:list-style-name="L42">
      <style:paragraph-properties fo:line-height="100%" fo:text-align="start" style:justify-single-word="false"/>
      <style:text-properties officeooo:paragraph-rsid="007c38c9"/>
    </style:style>
    <style:style style:name="P40" style:family="paragraph" style:parent-style-name="Text_20_body" style:list-style-name="L10">
      <style:paragraph-properties fo:line-height="100%" fo:text-align="justify" style:justify-single-word="false"/>
      <style:text-properties officeooo:rsid="00255bf2" officeooo:paragraph-rsid="00255bf2"/>
    </style:style>
    <style:style style:name="P41" style:family="paragraph" style:parent-style-name="Text_20_body" style:list-style-name="L11">
      <style:paragraph-properties fo:line-height="100%" fo:text-align="justify" style:justify-single-word="false"/>
      <style:text-properties officeooo:rsid="00640d21" officeooo:paragraph-rsid="00640d21"/>
    </style:style>
    <style:style style:name="P42" style:family="paragraph" style:parent-style-name="Text_20_body" style:list-style-name="L21">
      <style:text-properties officeooo:paragraph-rsid="0066edf9"/>
    </style:style>
    <style:style style:name="P43" style:family="paragraph" style:parent-style-name="Text_20_body" style:list-style-name="L22">
      <style:paragraph-properties fo:line-height="100%" fo:text-align="justify" style:justify-single-word="false"/>
      <style:text-properties style:text-underline-style="solid" style:text-underline-width="auto" style:text-underline-color="font-color" fo:font-weight="bold" officeooo:rsid="00153207" officeooo:paragraph-rsid="00197093" style:font-weight-asian="bold" style:font-weight-complex="bold"/>
    </style:style>
    <style:style style:name="P44" style:family="paragraph" style:parent-style-name="Text_20_body" style:list-style-name="L27">
      <style:paragraph-properties fo:line-height="100%" fo:text-align="justify" style:justify-single-word="false"/>
      <style:text-properties style:text-underline-style="solid" style:text-underline-width="auto" style:text-underline-color="font-color" fo:font-weight="bold" officeooo:rsid="001eeaa3" officeooo:paragraph-rsid="001eeaa3" style:font-weight-asian="bold" style:font-weight-complex="bold"/>
    </style:style>
    <style:style style:name="P45" style:family="paragraph" style:parent-style-name="Text_20_body" style:list-style-name="L27">
      <style:paragraph-properties fo:line-height="100%" fo:text-align="justify" style:justify-single-word="false"/>
      <style:text-properties style:text-underline-style="solid" style:text-underline-width="auto" style:text-underline-color="font-color" fo:font-weight="bold" officeooo:rsid="001eeaa3" officeooo:paragraph-rsid="0046b66d" style:font-weight-asian="bold" style:font-weight-complex="bold"/>
    </style:style>
    <style:style style:name="P46" style:family="paragraph" style:parent-style-name="Text_20_body">
      <style:paragraph-properties fo:line-height="100%" fo:text-align="justify" style:justify-single-word="false"/>
      <style:text-properties style:text-underline-style="solid" style:text-underline-width="auto" style:text-underline-color="font-color" fo:font-weight="bold" officeooo:rsid="001eeaa3" officeooo:paragraph-rsid="001eeaa3" style:font-weight-asian="bold" style:font-weight-complex="bold"/>
    </style:style>
    <style:style style:name="P47" style:family="paragraph" style:parent-style-name="Text_20_body" style:list-style-name="L39">
      <style:paragraph-properties fo:line-height="100%" fo:text-align="justify" style:justify-single-word="false"/>
      <style:text-properties style:text-underline-style="solid" style:text-underline-width="auto" style:text-underline-color="font-color" officeooo:rsid="006d6d1c" officeooo:paragraph-rsid="0071f688"/>
    </style:style>
    <style:style style:name="P48" style:family="paragraph" style:parent-style-name="Text_20_body">
      <style:paragraph-properties fo:line-height="100%" fo:text-align="justify" style:justify-single-word="false"/>
      <style:text-properties style:text-underline-style="solid" style:text-underline-width="auto" style:text-underline-color="font-color" officeooo:rsid="0071f688" officeooo:paragraph-rsid="0071f688"/>
    </style:style>
    <style:style style:name="P49" style:family="paragraph" style:parent-style-name="Text_20_body">
      <style:paragraph-properties fo:line-height="100%" fo:text-align="justify" style:justify-single-word="false"/>
      <style:text-properties style:text-underline-style="solid" style:text-underline-width="auto" style:text-underline-color="font-color" officeooo:rsid="0072aadb" officeooo:paragraph-rsid="0072aadb"/>
    </style:style>
    <style:style style:name="P50" style:family="paragraph" style:parent-style-name="Text_20_body">
      <style:paragraph-properties fo:line-height="100%" fo:text-align="justify" style:justify-single-word="false"/>
      <style:text-properties style:text-underline-style="solid" style:text-underline-width="auto" style:text-underline-color="font-color" officeooo:rsid="007d586b" officeooo:paragraph-rsid="007d586b"/>
    </style:style>
    <style:style style:name="P51" style:family="paragraph" style:parent-style-name="Text_20_body">
      <style:paragraph-properties fo:line-height="100%" fo:text-align="justify" style:justify-single-word="false"/>
      <style:text-properties style:text-underline-style="solid" style:text-underline-width="auto" style:text-underline-color="font-color" officeooo:rsid="007d586b" officeooo:paragraph-rsid="007f9cb4"/>
    </style:style>
    <style:style style:name="P52" style:family="paragraph" style:parent-style-name="Text_20_body">
      <style:paragraph-properties fo:line-height="100%" fo:text-align="justify" style:justify-single-word="false"/>
      <style:text-properties style:text-underline-style="solid" style:text-underline-width="auto" style:text-underline-color="font-color" officeooo:rsid="007f9cb4" officeooo:paragraph-rsid="007fa8d8"/>
    </style:style>
    <style:style style:name="P53" style:family="paragraph" style:parent-style-name="Text_20_body" style:list-style-name="L26"/>
    <style:style style:name="P54" style:family="paragraph" style:parent-style-name="Text_20_body" style:list-style-name="L28">
      <style:paragraph-properties fo:line-height="100%" fo:text-align="justify" style:justify-single-word="false"/>
      <style:text-properties officeooo:rsid="005d2ac0" officeooo:paragraph-rsid="004bb376"/>
    </style:style>
    <style:style style:name="P55" style:family="paragraph" style:parent-style-name="Text_20_body" style:list-style-name="L28">
      <style:paragraph-properties fo:line-height="100%" fo:text-align="justify" style:justify-single-word="false"/>
      <style:text-properties officeooo:rsid="004bb376" officeooo:paragraph-rsid="004bb376"/>
    </style:style>
    <style:style style:name="P56" style:family="paragraph" style:parent-style-name="Text_20_body" style:list-style-name="L28">
      <style:paragraph-properties fo:line-height="100%" fo:text-align="justify" style:justify-single-word="false"/>
      <style:text-properties officeooo:rsid="004d8dff" officeooo:paragraph-rsid="004d8dff"/>
    </style:style>
    <style:style style:name="P57" style:family="paragraph" style:parent-style-name="Text_20_body" style:list-style-name="L28">
      <style:paragraph-properties fo:line-height="100%" fo:text-align="justify" style:justify-single-word="false"/>
      <style:text-properties officeooo:rsid="0066edf9" officeooo:paragraph-rsid="0066edf9"/>
    </style:style>
    <style:style style:name="P58" style:family="paragraph" style:parent-style-name="Text_20_body" style:list-style-name="L30">
      <style:paragraph-properties fo:line-height="100%" fo:text-align="justify" style:justify-single-word="false"/>
      <style:text-properties officeooo:rsid="002e2a5d" officeooo:paragraph-rsid="002e2a5d"/>
    </style:style>
    <style:style style:name="P59" style:family="paragraph" style:parent-style-name="Text_20_body" style:list-style-name="L29">
      <style:paragraph-properties fo:line-height="100%" fo:text-align="justify" style:justify-single-word="false"/>
      <style:text-properties officeooo:rsid="003a4e35" officeooo:paragraph-rsid="003a4e35"/>
    </style:style>
    <style:style style:name="P60" style:family="paragraph" style:parent-style-name="Text_20_body">
      <style:paragraph-properties fo:line-height="100%" fo:text-align="justify" style:justify-single-word="false"/>
      <style:text-properties officeooo:rsid="003a4e35" officeooo:paragraph-rsid="003a4e35"/>
    </style:style>
    <style:style style:name="P61" style:family="paragraph" style:parent-style-name="Text_20_body" style:list-style-name="L29">
      <style:paragraph-properties fo:line-height="100%" fo:text-align="justify" style:justify-single-word="false"/>
      <style:text-properties officeooo:rsid="003cfd0e" officeooo:paragraph-rsid="003cfd0e"/>
    </style:style>
    <style:style style:name="P62" style:family="paragraph" style:parent-style-name="Text_20_body">
      <style:paragraph-properties fo:line-height="100%" fo:text-align="justify" style:justify-single-word="false"/>
      <style:text-properties officeooo:rsid="003cfd0e" officeooo:paragraph-rsid="003cfd0e"/>
    </style:style>
    <style:style style:name="P63" style:family="paragraph" style:parent-style-name="Text_20_body" style:list-style-name="L29">
      <style:paragraph-properties fo:line-height="100%" fo:text-align="justify" style:justify-single-word="false"/>
      <style:text-properties officeooo:rsid="005d4dfc" officeooo:paragraph-rsid="005d4dfc"/>
    </style:style>
    <style:style style:name="P64" style:family="paragraph" style:parent-style-name="Text_20_body" style:list-style-name="L37">
      <style:paragraph-properties fo:line-height="100%" fo:text-align="start" style:justify-single-word="false"/>
      <style:text-properties fo:font-weight="bold" officeooo:rsid="00451755" officeooo:paragraph-rsid="004a708d" style:font-weight-asian="bold" style:font-weight-complex="bold"/>
    </style:style>
    <style:style style:name="P65" style:family="paragraph" style:parent-style-name="Text_20_body" style:list-style-name="L37">
      <style:paragraph-properties fo:line-height="100%" fo:text-align="start" style:justify-single-word="false"/>
      <style:text-properties fo:font-weight="bold" officeooo:rsid="00451755" officeooo:paragraph-rsid="0071f688" style:font-weight-asian="bold" style:font-weight-complex="bold"/>
    </style:style>
    <style:style style:name="P66" style:family="paragraph" style:parent-style-name="Text_20_body" style:list-style-name="L37">
      <style:paragraph-properties fo:line-height="100%" fo:text-align="start" style:justify-single-word="false"/>
      <style:text-properties fo:font-weight="normal" officeooo:rsid="00746ba9" officeooo:paragraph-rsid="00746ba9" style:font-weight-asian="normal" style:font-weight-complex="normal"/>
    </style:style>
    <style:style style:name="P67" style:family="paragraph" style:parent-style-name="Text_20_body">
      <style:paragraph-properties fo:line-height="100%" fo:text-align="start" style:justify-single-word="false"/>
      <style:text-properties fo:font-weight="normal" officeooo:rsid="006b0d5a" officeooo:paragraph-rsid="0079f88b" style:font-weight-asian="normal" style:font-weight-complex="normal"/>
    </style:style>
    <style:style style:name="P68" style:family="paragraph" style:parent-style-name="Text_20_body">
      <style:paragraph-properties fo:line-height="100%" fo:text-align="start" style:justify-single-word="false"/>
      <style:text-properties officeooo:rsid="00546c01" officeooo:paragraph-rsid="005d4dfc"/>
    </style:style>
    <style:style style:name="P69" style:family="paragraph" style:parent-style-name="Text_20_body">
      <style:paragraph-properties fo:line-height="100%" fo:text-align="start" style:justify-single-word="false"/>
      <style:text-properties officeooo:rsid="0076f612" officeooo:paragraph-rsid="0076f612"/>
    </style:style>
    <style:style style:name="P70" style:family="paragraph" style:parent-style-name="Text_20_body" style:list-style-name="L40">
      <style:paragraph-properties fo:line-height="100%" fo:text-align="start" style:justify-single-word="false"/>
      <style:text-properties officeooo:rsid="00780a92" officeooo:paragraph-rsid="00780a92"/>
    </style:style>
    <style:style style:name="P71" style:family="paragraph" style:parent-style-name="Text_20_body" style:list-style-name="L40">
      <style:paragraph-properties fo:line-height="100%" fo:text-align="start" style:justify-single-word="false"/>
      <style:text-properties officeooo:rsid="0079f88b" officeooo:paragraph-rsid="0079f88b"/>
    </style:style>
    <style:style style:name="P72" style:family="paragraph" style:parent-style-name="Text_20_body">
      <style:paragraph-properties fo:line-height="100%" fo:text-align="start" style:justify-single-word="false"/>
      <style:text-properties officeooo:rsid="0051be71" officeooo:paragraph-rsid="005d4dfc"/>
    </style:style>
    <style:style style:name="P73" style:family="paragraph" style:parent-style-name="Text_20_body" style:list-style-name="L40">
      <style:paragraph-properties fo:line-height="100%" fo:text-align="start" style:justify-single-word="false"/>
      <style:text-properties officeooo:rsid="007ba570" officeooo:paragraph-rsid="007ba570"/>
    </style:style>
    <style:style style:name="P74" style:family="paragraph" style:parent-style-name="Text_20_body" style:list-style-name="L41">
      <style:paragraph-properties fo:line-height="100%" fo:text-align="start" style:justify-single-word="false"/>
      <style:text-properties officeooo:rsid="007ba570" officeooo:paragraph-rsid="007ba570"/>
    </style:style>
    <style:style style:name="P75" style:family="paragraph" style:parent-style-name="Text_20_body" style:list-style-name="L41">
      <style:paragraph-properties fo:line-height="100%" fo:text-align="start" style:justify-single-word="false"/>
      <style:text-properties officeooo:rsid="007be60c" officeooo:paragraph-rsid="007be60c"/>
    </style:style>
    <style:style style:name="P76" style:family="paragraph" style:parent-style-name="Text_20_body" style:list-style-name="L40">
      <style:paragraph-properties fo:line-height="100%" fo:text-align="start" style:justify-single-word="false"/>
      <style:text-properties officeooo:rsid="0082fda6" officeooo:paragraph-rsid="0082fda6"/>
    </style:style>
    <style:style style:name="P77" style:family="paragraph" style:parent-style-name="Text_20_body" style:list-style-name="L12">
      <style:paragraph-properties fo:margin-top="0cm" fo:margin-bottom="0cm" loext:contextual-spacing="false"/>
    </style:style>
    <style:style style:name="P78" style:family="paragraph" style:parent-style-name="Text_20_body" style:list-style-name="L13">
      <style:paragraph-properties fo:margin-top="0cm" fo:margin-bottom="0cm" loext:contextual-spacing="false"/>
    </style:style>
    <style:style style:name="P79" style:family="paragraph" style:parent-style-name="Text_20_body" style:list-style-name="L14">
      <style:paragraph-properties fo:margin-top="0cm" fo:margin-bottom="0cm" loext:contextual-spacing="false"/>
    </style:style>
    <style:style style:name="P80" style:family="paragraph" style:parent-style-name="Text_20_body" style:list-style-name="L15">
      <style:paragraph-properties fo:margin-top="0cm" fo:margin-bottom="0cm" loext:contextual-spacing="false"/>
    </style:style>
    <style:style style:name="P81" style:family="paragraph" style:parent-style-name="Text_20_body" style:list-style-name="L16">
      <style:paragraph-properties fo:margin-top="0cm" fo:margin-bottom="0cm" loext:contextual-spacing="false"/>
      <style:text-properties fo:color="#000000" style:text-underline-style="none" fo:font-weight="normal" style:font-weight-asian="normal" style:font-weight-complex="normal"/>
    </style:style>
    <style:style style:name="P82" style:family="paragraph" style:parent-style-name="Text_20_body" style:list-style-name="L17">
      <style:paragraph-properties fo:margin-top="0cm" fo:margin-bottom="0cm" loext:contextual-spacing="false"/>
    </style:style>
    <style:style style:name="P83" style:family="paragraph" style:parent-style-name="Text_20_body" style:list-style-name="L18">
      <style:paragraph-properties fo:margin-top="0cm" fo:margin-bottom="0cm" loext:contextual-spacing="false"/>
    </style:style>
    <style:style style:name="P84" style:family="paragraph" style:parent-style-name="Text_20_body" style:list-style-name="L19">
      <style:paragraph-properties fo:margin-top="0cm" fo:margin-bottom="0cm" loext:contextual-spacing="false"/>
    </style:style>
    <style:style style:name="P85" style:family="paragraph" style:parent-style-name="Text_20_body" style:list-style-name="L20">
      <style:paragraph-properties fo:margin-top="0cm" fo:margin-bottom="0cm" loext:contextual-spacing="false"/>
    </style:style>
    <style:style style:name="P86" style:family="paragraph" style:parent-style-name="Text_20_body" style:list-style-name="L26">
      <style:paragraph-properties fo:margin-top="0cm" fo:margin-bottom="0cm" loext:contextual-spacing="false"/>
    </style:style>
    <style:style style:name="P87" style:family="paragraph" style:parent-style-name="Standard" style:list-style-name="L1">
      <style:paragraph-properties fo:line-height="100%" fo:text-align="justify" style:justify-single-word="false"/>
      <style:text-properties officeooo:rsid="00179558" officeooo:paragraph-rsid="00152706"/>
    </style:style>
    <style:style style:name="P88" style:family="paragraph" style:parent-style-name="Standard" style:list-style-name="L1">
      <style:paragraph-properties fo:line-height="100%" fo:text-align="justify" style:justify-single-word="false"/>
      <style:text-properties officeooo:paragraph-rsid="00152706"/>
    </style:style>
    <style:style style:name="P89" style:family="paragraph" style:parent-style-name="Standard" style:list-style-name="L2">
      <style:paragraph-properties fo:line-height="100%" fo:text-align="justify" style:justify-single-word="false"/>
      <style:text-properties officeooo:rsid="00152706" officeooo:paragraph-rsid="00152706"/>
    </style:style>
    <style:style style:name="P90" style:family="paragraph">
      <style:paragraph-properties fo:text-align="center"/>
    </style:style>
    <style:style style:name="P91" style:family="paragraph">
      <loext:graphic-properties draw:fill-color="#ed1c24"/>
      <style:paragraph-properties fo:text-align="center"/>
    </style:style>
    <style:style style:name="P92" style:family="paragraph">
      <loext:graphic-properties draw:fill-color="#ed1c24"/>
    </style:style>
    <style:style style:name="P93" style:family="paragraph">
      <loext:graphic-properties draw:fill-color="#fff685"/>
      <style:paragraph-properties fo:text-align="center"/>
    </style:style>
    <style:style style:name="P94" style:family="paragraph">
      <loext:graphic-properties draw:fill-color="#fff685"/>
      <style:paragraph-properties fo:text-align="center"/>
      <style:text-properties fo:font-size="12pt"/>
    </style:style>
    <style:style style:name="P95" style:family="paragraph">
      <loext:graphic-properties draw:fill-color="#bd7cb5"/>
      <style:text-properties fo:font-size="12pt"/>
    </style:style>
    <style:style style:name="P96" style:family="paragraph">
      <loext:graphic-properties draw:fill-color="#00b274"/>
      <style:paragraph-properties fo:text-align="center"/>
      <style:text-properties fo:font-size="12pt"/>
    </style:style>
    <style:style style:name="P97" style:family="paragraph">
      <loext:graphic-properties draw:fill-color="#d99116"/>
      <style:paragraph-properties fo:text-align="center"/>
      <style:text-properties fo:font-size="12pt"/>
    </style:style>
    <style:style style:name="P98" style:family="paragraph">
      <loext:graphic-properties draw:fill-color="#8f93c7"/>
      <style:paragraph-properties fo:text-align="center"/>
      <style:text-properties fo:font-size="12pt"/>
    </style:style>
    <style:style style:name="T1" style:family="text">
      <style:text-properties officeooo:rsid="0015320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53207" style:font-weight-asian="bold" style:font-weight-complex="bold"/>
    </style:style>
    <style:style style:name="T5" style:family="text">
      <style:text-properties fo:font-weight="bold" officeooo:rsid="001c8662" style:font-weight-asian="bold" style:font-weight-complex="bold"/>
    </style:style>
    <style:style style:name="T6" style:family="text">
      <style:text-properties fo:font-weight="bold" officeooo:rsid="002e2a5d" style:font-weight-asian="bold" style:font-weight-complex="bold"/>
    </style:style>
    <style:style style:name="T7" style:family="text">
      <style:text-properties fo:font-weight="bold" officeooo:rsid="003a4e35" style:font-weight-asian="bold" style:font-weight-complex="bold"/>
    </style:style>
    <style:style style:name="T8" style:family="text">
      <style:text-properties fo:font-weight="bold" officeooo:rsid="003cfd0e" style:font-weight-asian="bold" style:font-weight-complex="bold"/>
    </style:style>
    <style:style style:name="T9" style:family="text">
      <style:text-properties fo:font-weight="bold" officeooo:rsid="0071f688" style:font-weight-asian="bold" style:font-weight-complex="bold"/>
    </style:style>
    <style:style style:name="T10" style:family="text">
      <style:text-properties fo:font-weight="bold" officeooo:rsid="00780a92" style:font-weight-asian="bold" style:font-weight-complex="bold"/>
    </style:style>
    <style:style style:name="T11" style:family="text">
      <style:text-properties fo:font-weight="bold" officeooo:rsid="007fa8d8" style:font-weight-asian="bold" style:font-weight-complex="bold"/>
    </style:style>
    <style:style style:name="T12" style:family="text">
      <style:text-properties officeooo:rsid="00197093"/>
    </style:style>
    <style:style style:name="T13" style:family="text">
      <style:text-properties fo:font-weight="normal" style:font-weight-asian="normal" style:font-weight-complex="normal"/>
    </style:style>
    <style:style style:name="T14" style:family="text">
      <style:text-properties fo:font-weight="normal" officeooo:rsid="00197093" style:font-weight-asian="normal" style:font-weight-complex="normal"/>
    </style:style>
    <style:style style:name="T15" style:family="text">
      <style:text-properties fo:font-weight="normal" officeooo:rsid="00255bf2" style:font-weight-asian="normal" style:font-weight-complex="normal"/>
    </style:style>
    <style:style style:name="T16" style:family="text">
      <style:text-properties officeooo:rsid="001c8662"/>
    </style:style>
    <style:style style:name="T17" style:family="text">
      <style:text-properties fo:language="en" fo:country="US"/>
    </style:style>
    <style:style style:name="T18" style:family="text">
      <style:text-properties fo:language="en" fo:country="US" fo:font-weight="bold"/>
    </style:style>
    <style:style style:name="T19" style:family="text">
      <style:text-properties fo:language="en" fo:country="US" fo:font-weight="normal" style:font-weight-asian="normal" style:font-weight-complex="normal"/>
    </style:style>
    <style:style style:name="T20" style:family="text">
      <style:text-properties fo:language="en" fo:country="US" officeooo:rsid="003c0fed"/>
    </style:style>
    <style:style style:name="T21" style:family="text">
      <style:text-properties officeooo:rsid="001dbcc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153207" style:font-weight-asian="bold" style:font-weight-complex="bold"/>
    </style:style>
    <style:style style:name="T24" style:family="text">
      <style:text-properties style:text-underline-style="solid" style:text-underline-width="auto" style:text-underline-color="font-color" fo:font-weight="bold" officeooo:rsid="001c8662" style:font-weight-asian="bold" style:font-weight-complex="bold"/>
    </style:style>
    <style:style style:name="T25" style:family="text">
      <style:text-properties style:text-underline-style="solid" style:text-underline-width="auto" style:text-underline-color="font-color" fo:font-weight="bold" officeooo:rsid="001eeaa3" style:font-weight-asian="bold" style:font-weight-complex="bold"/>
    </style:style>
    <style:style style:name="T26" style:family="text">
      <style:text-properties style:text-underline-style="solid" style:text-underline-width="auto" style:text-underline-color="font-color" officeooo:rsid="001c8662"/>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2048a2" style:font-weight-asian="normal" style:font-weight-complex="normal"/>
    </style:style>
    <style:style style:name="T30" style:family="text">
      <style:text-properties style:text-underline-style="none" fo:font-weight="normal" officeooo:rsid="0023aed7" style:font-weight-asian="normal" style:font-weight-complex="normal"/>
    </style:style>
    <style:style style:name="T31" style:family="text">
      <style:text-properties style:text-underline-style="none" fo:font-weight="normal" officeooo:rsid="00291e13" style:font-weight-asian="normal" style:font-weight-complex="normal"/>
    </style:style>
    <style:style style:name="T32" style:family="text">
      <style:text-properties style:text-underline-style="none" fo:font-weight="normal" officeooo:rsid="002fdbe8" style:font-weight-asian="normal" style:font-weight-complex="normal"/>
    </style:style>
    <style:style style:name="T33" style:family="text">
      <style:text-properties style:text-underline-style="none" fo:font-weight="normal" officeooo:rsid="00301edd" style:font-weight-asian="normal" style:font-weight-complex="normal"/>
    </style:style>
    <style:style style:name="T34" style:family="text">
      <style:text-properties style:text-underline-style="none" fo:font-weight="normal" officeooo:rsid="003147fe" style:font-weight-asian="normal" style:font-weight-complex="normal"/>
    </style:style>
    <style:style style:name="T35" style:family="text">
      <style:text-properties style:text-underline-style="none" fo:font-weight="normal" officeooo:rsid="0032a2f5" style:font-weight-asian="normal" style:font-weight-complex="normal"/>
    </style:style>
    <style:style style:name="T36" style:family="text">
      <style:text-properties style:text-underline-style="none" fo:font-weight="normal" officeooo:rsid="0038eae1" style:font-weight-asian="normal" style:font-weight-complex="normal"/>
    </style:style>
    <style:style style:name="T37" style:family="text">
      <style:text-properties style:text-underline-style="none" fo:font-weight="normal" officeooo:rsid="0046b66d"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bold" officeooo:rsid="001eeaa3" style:font-weight-asian="bold" style:font-weight-complex="bold"/>
    </style:style>
    <style:style style:name="T40" style:family="text">
      <style:text-properties style:text-underline-style="none" officeooo:rsid="0045ab6d"/>
    </style:style>
    <style:style style:name="T41" style:family="text">
      <style:text-properties style:text-underline-style="none" officeooo:rsid="0046b66d"/>
    </style:style>
    <style:style style:name="T42" style:family="text">
      <style:text-properties style:text-underline-style="none" officeooo:rsid="0071e7c1"/>
    </style:style>
    <style:style style:name="T43" style:family="text">
      <style:text-properties style:text-underline-style="none" officeooo:rsid="0071f688"/>
    </style:style>
    <style:style style:name="T44" style:family="text">
      <style:text-properties style:text-underline-style="none" officeooo:rsid="0072aadb"/>
    </style:style>
    <style:style style:name="T45" style:family="text">
      <style:text-properties style:text-underline-style="none" officeooo:rsid="00746ba9"/>
    </style:style>
    <style:style style:name="T46" style:family="text">
      <style:text-properties style:text-underline-style="none" officeooo:rsid="007e5740"/>
    </style:style>
    <style:style style:name="T47" style:family="text">
      <style:text-properties style:text-underline-style="none" officeooo:rsid="007f9cb4"/>
    </style:style>
    <style:style style:name="T48" style:family="text">
      <style:text-properties style:text-underline-style="none" officeooo:rsid="007fa8d8"/>
    </style:style>
    <style:style style:name="T49" style:family="text">
      <style:text-properties officeooo:rsid="002e2a5d"/>
    </style:style>
    <style:style style:name="T50" style:family="text">
      <style:text-properties officeooo:rsid="002e94b8"/>
    </style:style>
    <style:style style:name="T51" style:family="text">
      <style:text-properties officeooo:rsid="003a4e35"/>
    </style:style>
    <style:style style:name="T52" style:family="text">
      <style:text-properties officeooo:rsid="004a708d"/>
    </style:style>
    <style:style style:name="T53" style:family="text">
      <style:text-properties officeooo:rsid="003cfd0e"/>
    </style:style>
    <style:style style:name="T54" style:family="text">
      <style:text-properties officeooo:rsid="0050292a"/>
    </style:style>
    <style:style style:name="T55" style:family="text">
      <style:text-properties officeooo:rsid="005d2ac0"/>
    </style:style>
    <style:style style:name="T56" style:family="text">
      <style:text-properties fo:color="#000000" style:text-underline-style="none" fo:font-weight="normal" style:font-weight-asian="normal" style:font-weight-complex="normal"/>
    </style:style>
    <style:style style:name="T57" style:family="text">
      <style:text-properties fo:color="#000000" style:text-underline-style="none" fo:font-weight="normal" officeooo:rsid="0065b7ab" style:font-weight-asian="normal" style:font-weight-complex="normal"/>
    </style:style>
    <style:style style:name="T58" style:family="text">
      <style:text-properties officeooo:rsid="00707ada"/>
    </style:style>
    <style:style style:name="T59" style:family="text">
      <style:text-properties officeooo:rsid="0070be33"/>
    </style:style>
    <style:style style:name="T60" style:family="text">
      <style:text-properties officeooo:rsid="0071e7c1"/>
    </style:style>
    <style:style style:name="T61" style:family="text">
      <style:text-properties officeooo:rsid="007669d6"/>
    </style:style>
    <style:style style:name="T62" style:family="text">
      <style:text-properties style:text-position="0% 100%" style:text-underline-style="none"/>
    </style:style>
    <style:style style:name="T63" style:family="text">
      <style:text-properties officeooo:rsid="00780a92"/>
    </style:style>
    <style:style style:name="T64" style:family="text">
      <style:text-properties officeooo:rsid="0079f88b"/>
    </style:style>
    <style:style style:name="T65" style:family="text">
      <style:text-properties officeooo:rsid="007ba570"/>
    </style:style>
    <style:style style:name="T66" style:family="text">
      <style:text-properties officeooo:rsid="007c38c9"/>
    </style:style>
    <style:style style:name="T67"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d1c24" draw:textarea-horizontal-align="justify" draw:textarea-vertical-align="middle" draw:auto-grow-height="false" fo:min-height="0.977cm" fo:min-width="3.30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color="#ed1c24" draw:textarea-horizontal-align="justify" draw:textarea-vertical-align="middle" draw:auto-grow-height="false" fo:min-height="0.977cm" fo:min-width="3.4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d1c24" draw:textarea-horizontal-align="justify" draw:textarea-vertical-align="middle" draw:auto-grow-height="false" fo:min-height="0.977cm" fo:min-width="3.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977cm" fo:min-width="2.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977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685" draw:textarea-horizontal-align="justify" draw:textarea-vertical-align="middle" draw:auto-grow-height="false" fo:min-height="0.744cm" fo:min-width="2.1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685" draw:textarea-horizontal-align="justify" draw:textarea-vertical-align="middle" draw:auto-grow-height="false" fo:min-height="0.746cm" fo:min-width="2.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bd7cb5" draw:textarea-horizontal-align="justify" draw:textarea-vertical-align="middle" draw:auto-grow-height="false" fo:min-height="0.75cm" fo:min-width="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b274" draw:textarea-horizontal-align="justify" draw:textarea-vertical-align="middle" draw:auto-grow-height="false" fo:min-height="0.748cm" fo:min-width="2.1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99116" draw:textarea-horizontal-align="justify" draw:textarea-vertical-align="middle" draw:auto-grow-height="false" fo:min-height="0.748cm" fo:min-width="2.1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d99116" draw:textarea-horizontal-align="justify" draw:textarea-vertical-align="middle" draw:auto-grow-height="false" fo:min-height="0.75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d99116" draw:textarea-horizontal-align="justify" draw:textarea-vertical-align="middle" draw:auto-grow-height="false" fo:min-height="0.72cm" fo:min-width="2.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bd7cb5" draw:textarea-horizontal-align="justify" draw:textarea-vertical-align="middle" draw:auto-grow-height="false" fo:min-height="0.75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bd7cb5" draw:textarea-horizontal-align="justify" draw:textarea-vertical-align="middle" draw:auto-grow-height="false" fo:min-height="0.748cm" fo:min-width="2.1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685" draw:textarea-horizontal-align="justify" draw:textarea-vertical-align="middle" draw:auto-grow-height="false" fo:min-height="0.748cm" fo:min-width="2.1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f93c7" draw:textarea-horizontal-align="justify" draw:textarea-vertical-align="middle" draw:auto-grow-height="false" fo:min-height="0.748cm" fo:min-width="2.1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Infotainment?</text:p>
      <text:p text:style-name="P2"/>
      <text:list xml:id="list1603077005" text:style-name="L1">
        <text:list-item>
          <text:p text:style-name="P87">It can be described as a blend of vehicle systems used to provide entertainment as well as information to the driver through videos, audios, button panel, voice commands, touch screen displays, and much more. The increasing demand for luxurious cars and rising technological advancements are the main reasons to boost the production and sales of in-car infotainment.</text:p>
          <text:p text:style-name="P88"/>
        </text:list-item>
      </text:list>
      <text:p text:style-name="P3">Where the infotainment is used?</text:p>
      <text:p text:style-name="P2"/>
      <text:list xml:id="list2217584450" text:style-name="L2">
        <text:list-item>
          <text:p text:style-name="P89">Mainly infotainment is used in the vechiles and it is also called as In-Vechile Infotainment (IVI) or In-car entertainment(ICE).</text:p>
        </text:list-item>
        <text:list-item>
          <text:p text:style-name="P16">An automotive infotainment system consists of multiple integrated systems and also utilizes some external devices to offer entertainment and information to the driver and passengers.</text:p>
        </text:list-item>
      </text:list>
      <text:p text:style-name="P5"><text:s/>Some of the main components of the System are:</text:p>
      <text:list xml:id="list3759724962" text:style-name="L3">
        <text:list-item>
          <text:p text:style-name="P17"><text:span text:style-name="Strong_20_Emphasis">Heads-up Display : <text:s text:c="2"/></text:span>One of the integral parts of the automotive infotainment, a heads-up display shows vehicle’s real-time information on a transparent screen that’s integrated with the car’s windshield. These displays help drivers by reducing distraction while driving and assists with navigation maps, electronic digital cluster, climate, multimedia options, and more.</text:p>
        </text:list-item>
      </text:list>
      <text:list xml:id="list2919609065" text:style-name="L4">
        <text:list-item>
          <text:p text:style-name="P18"><text:span text:style-name="Strong_20_Emphasis">Integrated Head-unit : </text:span>A head unit is a tablet like touch screen-based device mounted on the car’s dashboard that acts as a connected control center for the entire infotainment system.</text:p>
        </text:list-item>
      </text:list>
      <text:list xml:id="list1107284055" text:style-name="L5">
        <text:list-item>
          <text:p text:style-name="P19"><text:span text:style-name="Strong_20_Emphasis">Operating System : </text:span>Just like a computer is nothing without an OS, an automotive infotainment system is nothing without <text:span text:style-name="T12">operating system </text:span>like QNX, Windows, Linux, and Android. An OS <text:s/>is responsible for supporting connectivity, integration of new functions, convenience functions, etc.</text:p>
        </text:list-item>
      </text:list>
      <text:list xml:id="list711224970" text:style-name="L6">
        <text:list-item>
          <text:p text:style-name="P20"><text:span text:style-name="Strong_20_Emphasis">GPUs and DSPs for Multiple Displays : </text:span><text:span text:style-name="Strong_20_Emphasis"><text:span text:style-name="T14">GPU</text:span></text:span><text:span text:style-name="T13"> </text:span>and <text:span text:style-name="T12">digital signal processing</text:span> are types of processors that are designed for advanced infotainment systems and can display content on multiple screens like connected smartphones, heads-up display, head-unit, etc.</text:p>
        </text:list-item>
      </text:list>
      <text:list xml:id="list3991678342" text:style-name="L7">
        <text:list-item>
          <text:p text:style-name="P21"><text:span text:style-name="Strong_20_Emphasis">Connectivity Modules : </text:span>Connectivity modules like Wi-Fi, Bluetooth, GPS, etc. offer easy connectivity with outside networks and devices and also helps in establishing services like internet connectivity, smartphone connectivity, navigation, and much more.</text:p>
        </text:list-item>
      </text:list>
      <text:list xml:id="list3274473824" text:style-name="L8">
        <text:list-item>
          <text:p text:style-name="P22"><text:span text:style-name="Strong_20_Emphasis">Digital Instrument Cluster : </text:span>The digital instrument cluster consists of digital displays of the traditional analog gauges like odometer, speedometer, RPM, and others.</text:p>
        </text:list-item>
      </text:list>
      <text:list xml:id="list1807550299" text:style-name="L9">
        <text:list-item>
          <text:p text:style-name="P23"><text:span text:style-name="Strong_20_Emphasis">Automotive Sensors Integration : </text:span>This component consists of gesture recognition sensors, proximity sensors, and camera sensors that integrate well with the infotainment system to provide safety-related information to the driver.</text:p>
        </text:list-item>
      </text:list>
      <text:p text:style-name="P4">Features of an in-vehicle infotainment system</text:p>
      <text:p text:style-name="P4"/>
      <text:list xml:id="list1828581617" text:style-name="L10">
        <text:list-item>
          <text:p text:style-name="P40"><text:span text:style-name="Strong_20_Emphasis"><text:span text:style-name="T13">High Resolution Touch Screen.</text:span></text:span></text:p>
        </text:list-item>
        <text:list-item>
          <text:p text:style-name="P40"><text:span text:style-name="Strong_20_Emphasis"><text:span text:style-name="T13">Smartphone Pairing.</text:span></text:span></text:p>
        </text:list-item>
        <text:list-item>
          <text:p text:style-name="P24"><text:span text:style-name="Strong_20_Emphasis"><text:span text:style-name="T15">Analog and digital tuners for multi-standard radio reception.</text:span></text:span></text:p>
        </text:list-item>
        <text:list-item>
          <text:p text:style-name="P24"><text:span text:style-name="Strong_20_Emphasis"><text:span text:style-name="T13">Multimedia Support.</text:span></text:span></text:p>
        </text:list-item>
        <text:list-item>
          <text:p text:style-name="P24"><text:soft-page-break/><text:span text:style-name="Strong_20_Emphasis"><text:span text:style-name="T13">Advanced Vehicular functions</text:span></text:span><text:span text:style-name="T13">. </text:span></text:p>
        </text:list-item>
        <text:list-item>
          <text:p text:style-name="P24"><text:span text:style-name="Strong_20_Emphasis"><text:span text:style-name="T13">Android Auto and Apple CarPlay Compatibility</text:span></text:span><text:span text:style-name="T13">.</text:span></text:p>
        </text:list-item>
      </text:list>
      <text:p text:style-name="P14">The Main components used for the internal communication of the vechile are ECU</text:p>
      <text:p text:style-name="P13"><text:span text:style-name="T3">ECU</text:span><text:span text:style-name="T13">:Electronic control unit which takes of the particular function.Now a days the min. ECU are <text:s/>25-30 and in the Highly cost vechile which has more features uses of maximum of 100-120 ECU units. </text:span></text:p>
      <text:list xml:id="list1625003414" text:style-name="L11">
        <text:list-item>
          <text:p text:style-name="P41"><text:span text:style-name="T57">Door contol Unit</text:span><text:span text:style-name="T56"> (DCU) </text:span></text:p>
        </text:list-item>
        <text:list-item text:style-override="L12">
          <text:p text:style-name="P77"><text:span text:style-name="T57">Engine Control unit </text:span><text:span text:style-name="T56">(ECU)</text:span></text:p>
        </text:list-item>
        <text:list-item text:style-override="L13">
          <text:p text:style-name="P78"><text:span text:style-name="T57">Electric power streeing control unit </text:span><text:span text:style-name="T56">(PSCU) </text:span></text:p>
        </text:list-item>
        <text:list-item text:style-override="L14">
          <text:p text:style-name="P79"><text:span text:style-name="T57">Human Machine Interface </text:span><text:span text:style-name="T56">(HMI) </text:span></text:p>
        </text:list-item>
        <text:list-item text:style-override="L15">
          <text:p text:style-name="P80"><text:span text:style-name="T57">Powertrain Control Module </text:span><text:span text:style-name="T56">(PCM): Sometimes the functions of the </text:span><text:span text:style-name="T57">Engine Control Module </text:span><text:span text:style-name="T56">and </text:span><text:span text:style-name="T57">transmission Control Module</text:span><text:span text:style-name="T56"> (TCM) are combined into a single unit called the Powertrain Control Module. </text:span></text:p>
        </text:list-item>
        <text:list-item text:style-override="L16">
          <text:p text:style-name="P81">Seat Control Unit </text:p>
        </text:list-item>
        <text:list-item text:style-override="L17">
          <text:p text:style-name="P82"><text:span text:style-name="T57">Speed Control Unit </text:span><text:span text:style-name="T56">(SCU) </text:span></text:p>
        </text:list-item>
        <text:list-item text:style-override="L18">
          <text:p text:style-name="P83"><text:span text:style-name="T57">Telematic Control Unit</text:span><text:span text:style-name="T56"> (TCU) </text:span></text:p>
        </text:list-item>
        <text:list-item text:style-override="L19">
          <text:p text:style-name="P84"><text:span text:style-name="T57">Transmission Control Module</text:span><text:span text:style-name="T56"> (TCM) </text:span></text:p>
        </text:list-item>
        <text:list-item text:style-override="L20">
          <text:p text:style-name="P85"><text:span text:style-name="T56">Brake Control Module (BCM; </text:span><text:span text:style-name="T57">ABS </text:span><text:span text:style-name="T56">or </text:span><text:span text:style-name="T57">ESC</text:span><text:span text:style-name="T56">) </text:span></text:p>
        </text:list-item>
        <text:list-item text:style-override="L21">
          <text:p text:style-name="P42"><text:span text:style-name="T57">Battery Management System </text:span><text:span text:style-name="T56">(BMS) </text:span><text:span text:style-name="T57">etc.</text:span></text:p>
        </text:list-item>
      </text:list>
      <text:p text:style-name="P15">These are some kinds of ECU`s for this communication. For the communication of ECU CAN controller is used.</text:p>
      <text:p text:style-name="P6">Architecture : The architecture consists of five layers.</text:p>
      <text:p text:style-name="P10"><draw:custom-shape text:anchor-type="paragraph" draw:z-index="0" draw:name="Shape1" draw:style-name="gr1" draw:text-style-name="P91" svg:width="3.416cm" svg:height="1.084cm" svg:x="0.43cm" svg:y="0.263cm"><text:p text:style-name="P90">HMI Lay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3" draw:style-name="gr7" draw:text-style-name="P93" svg:width="2.19cm" svg:height="0.745cm" svg:x="5.65cm" svg:y="0.358cm"><text:p text:style-name="P90">Speech</text:p><draw:enhanced-geometry svg:viewBox="0 0 21600 21600" draw:type="rectangle" draw:enhanced-path="M 0 0 L 21600 0 21600 21600 0 21600 0 0 Z N"/></draw:custom-shape><draw:custom-shape text:anchor-type="paragraph" draw:z-index="12" draw:name="Shape3" draw:style-name="gr8" draw:text-style-name="P94" svg:width="2.502cm" svg:height="0.747cm" svg:x="8.463cm" svg:y="0.37cm"><text:p text:style-name="P90"><text:span text:style-name="T67">User Interface</text:span></text:p><draw:enhanced-geometry svg:viewBox="0 0 21600 21600" draw:type="rectangle" draw:enhanced-path="M 0 0 L 21600 0 21600 21600 0 21600 0 0 Z N"/></draw:custom-shape><draw:custom-shape text:anchor-type="paragraph" draw:z-index="21" draw:name="Shape3" draw:style-name="gr16" draw:text-style-name="P94" svg:width="2.193cm" svg:height="0.749cm" svg:x="11.252cm" svg:y="0.418cm"><text:p text:style-name="P90"><text:span text:style-name="T67">HMI Core</text:span></text:p><draw:enhanced-geometry svg:viewBox="0 0 21600 21600" draw:type="rectangle" draw:enhanced-path="M 0 0 L 21600 0 21600 21600 0 21600 0 0 Z N"/></draw:custom-shape><text:tab/></text:p>
      <text:p text:style-name="P10"><draw:line text:anchor-type="paragraph" draw:z-index="6" draw:name="Shape2" draw:style-name="gr6" draw:text-style-name="P90" svg:x1="3.845cm" svg:y1="0.03cm" svg:x2="5.649cm" svg:y2="0.007cm"><text:p/></draw:line></text:p>
      <text:p text:style-name="P10"/>
      <text:p text:style-name="P10"><draw:custom-shape text:anchor-type="paragraph" draw:z-index="1" draw:name="Shape1" draw:style-name="gr2" draw:text-style-name="P92" svg:width="3.583cm" svg:height="1.084cm" svg:x="0.43cm" svg:y="0.263cm"><text:p text:style-name="P90">Application Lay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3" draw:style-name="gr9" draw:text-style-name="P95" svg:width="2.361cm" svg:height="0.75cm" svg:x="5.72cm" svg:y="0.383cm"><text:p text:style-name="P90"><text:span text:style-name="T67">Enterainmen</text:span><text:span text:style-name="T67">t</text:span></text:p><draw:enhanced-geometry svg:viewBox="0 0 21600 21600" draw:type="rectangle" draw:enhanced-path="M 0 0 L 21600 0 21600 21600 0 21600 0 0 Z N"/></draw:custom-shape></text:p>
      <text:p text:style-name="P10"><draw:line text:anchor-type="paragraph" draw:z-index="7" draw:name="Shape2" draw:style-name="gr6" draw:text-style-name="P90" svg:x1="4.013cm" svg:y1="0.03cm" svg:x2="5.817cm" svg:y2="0.007cm"><text:p/></draw:line><draw:custom-shape text:anchor-type="paragraph" draw:z-index="20" draw:name="Shape3" draw:style-name="gr15" draw:text-style-name="P95" svg:width="2.193cm" svg:height="0.749cm" svg:x="8.747cm" svg:y="-0.226cm"><text:p><text:span text:style-name="T67">Networking</text:span></text:p><draw:enhanced-geometry svg:viewBox="0 0 21600 21600" draw:type="rectangle" draw:enhanced-path="M 0 0 L 21600 0 21600 21600 0 21600 0 0 Z N"/></draw:custom-shape><draw:custom-shape text:anchor-type="paragraph" draw:z-index="19" draw:name="Shape3" draw:style-name="gr14" draw:text-style-name="P95" svg:width="2.195cm" svg:height="0.75cm" svg:x="11.539cm" svg:y="-0.153cm"><text:p><text:span text:style-name="T67">Navigation</text:span></text:p><draw:enhanced-geometry svg:viewBox="0 0 21600 21600" draw:type="rectangle" draw:enhanced-path="M 0 0 L 21600 0 21600 21600 0 21600 0 0 Z N"/></draw:custom-shape></text:p>
      <text:p text:style-name="P10"/>
      <text:p text:style-name="P10"><draw:custom-shape text:anchor-type="paragraph" draw:z-index="2" draw:name="Shape1" draw:style-name="gr3" draw:text-style-name="P92" svg:width="3.463cm" svg:height="1.084cm" svg:x="0.43cm" svg:y="0.263cm"><text:p text:style-name="P90">Middleware Lay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 draw:style-name="gr12" draw:text-style-name="P97" svg:width="2.195cm" svg:height="0.75cm" svg:x="5.72cm" svg:y="0.247cm"><text:p text:style-name="P90"><text:span text:style-name="T67">Radio</text:span></text:p><draw:enhanced-geometry svg:viewBox="0 0 21600 21600" draw:type="rectangle" draw:enhanced-path="M 0 0 L 21600 0 21600 21600 0 21600 0 0 Z N"/></draw:custom-shape><draw:custom-shape text:anchor-type="paragraph" draw:z-index="15" draw:name="Shape3" draw:style-name="gr11" draw:text-style-name="P97" svg:width="2.193cm" svg:height="0.749cm" svg:x="8.535cm" svg:y="0.275cm"><text:p text:style-name="P90"><text:span text:style-name="T67">SMS</text:span></text:p><draw:enhanced-geometry svg:viewBox="0 0 21600 21600" draw:type="rectangle" draw:enhanced-path="M 0 0 L 21600 0 21600 21600 0 21600 0 0 Z N"/></draw:custom-shape><draw:custom-shape text:anchor-type="paragraph" draw:z-index="18" draw:name="Shape3" draw:style-name="gr13" draw:text-style-name="P97" svg:width="2.266cm" svg:height="0.72cm" svg:x="11.037cm" svg:y="0.25cm"><text:p text:style-name="P90"><text:span text:style-name="T67">Phonebook</text:span></text:p><draw:enhanced-geometry svg:viewBox="0 0 21600 21600" draw:type="rectangle" draw:enhanced-path="M 0 0 L 21600 0 21600 21600 0 21600 0 0 Z N"/></draw:custom-shape><draw:custom-shape text:anchor-type="paragraph" draw:z-index="22" draw:name="Shape3" draw:style-name="gr11" draw:text-style-name="P97" svg:width="2.193cm" svg:height="0.749cm" svg:x="13.635cm" svg:y="0.205cm"><text:p text:style-name="P90"><text:span text:style-name="T67">Audio</text:span></text:p><draw:enhanced-geometry svg:viewBox="0 0 21600 21600" draw:type="rectangle" draw:enhanced-path="M 0 0 L 21600 0 21600 21600 0 21600 0 0 Z N"/></draw:custom-shape></text:p>
      <text:p text:style-name="P10"><draw:line text:anchor-type="paragraph" draw:z-index="8" draw:name="Shape2" draw:style-name="gr6" draw:text-style-name="P90" svg:x1="4.013cm" svg:y1="0.03cm" svg:x2="5.817cm" svg:y2="0.007cm"><text:p/></draw:line></text:p>
      <text:p text:style-name="P10"/>
      <text:p text:style-name="P10"><draw:custom-shape text:anchor-type="paragraph" draw:z-index="3" draw:name="Shape1" draw:style-name="gr4" svg:width="2.19cm" svg:height="1.084cm" svg:x="0.43cm" svg:y="0.2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1" draw:style-name="gr2" draw:text-style-name="P92" svg:width="3.583cm" svg:height="1.084cm" svg:x="0.43cm" svg:y="0.263cm"><text:p text:style-name="P90">OS Lay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3" draw:style-name="gr10" draw:text-style-name="P96" svg:width="2.193cm" svg:height="0.749cm" svg:x="5.816cm" svg:y="0.335cm"><text:p text:style-name="P90"><text:span text:style-name="T67">BSP</text:span></text:p><draw:enhanced-geometry svg:viewBox="0 0 21600 21600" draw:type="rectangle" draw:enhanced-path="M 0 0 L 21600 0 21600 21600 0 21600 0 0 Z N"/></draw:custom-shape><draw:custom-shape text:anchor-type="paragraph" draw:z-index="14" draw:name="Shape3" draw:style-name="gr10" draw:text-style-name="P96" svg:width="2.193cm" svg:height="0.749cm" svg:x="8.558cm" svg:y="0.288cm"><text:p text:style-name="P90"><text:span text:style-name="T67">OS</text:span></text:p><draw:enhanced-geometry svg:viewBox="0 0 21600 21600" draw:type="rectangle" draw:enhanced-path="M 0 0 L 21600 0 21600 21600 0 21600 0 0 Z N"/></draw:custom-shape></text:p>
      <text:p text:style-name="P10"><draw:line text:anchor-type="paragraph" draw:z-index="9" draw:name="Shape2" draw:style-name="gr6" draw:text-style-name="P90" svg:x1="4.013cm" svg:y1="0.018cm" svg:x2="5.817cm" svg:y2="-0.005cm"><text:p/></draw:line></text:p>
      <text:p text:style-name="P10"/>
      <text:p text:style-name="P11"><draw:custom-shape text:anchor-type="paragraph" draw:z-index="5" draw:name="Shape1" draw:style-name="gr5" draw:text-style-name="P92" svg:width="3.56cm" svg:height="1.084cm" svg:x="0.43cm" svg:y="0.263cm"><text:p text:style-name="P90">Hardware Lay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Shape2" draw:style-name="gr6" draw:text-style-name="P90" svg:x1="3.99cm" svg:y1="0.751cm" svg:x2="5.794cm" svg:y2="0.728cm"><text:p/></draw:line><draw:custom-shape text:anchor-type="paragraph" draw:z-index="23" draw:name="Shape3" draw:style-name="gr17" draw:text-style-name="P98" svg:width="2.193cm" svg:height="0.749cm" svg:x="5.72cm" svg:y="0.383cm"><text:p text:style-name="P90"><text:span text:style-name="T67">CPU</text:span></text:p><draw:enhanced-geometry svg:viewBox="0 0 21600 21600" draw:type="rectangle" draw:enhanced-path="M 0 0 L 21600 0 21600 21600 0 21600 0 0 Z N"/></draw:custom-shape><draw:custom-shape text:anchor-type="paragraph" draw:z-index="24" draw:name="Shape3" draw:style-name="gr17" draw:text-style-name="P98" svg:width="2.193cm" svg:height="0.749cm" svg:x="8.581cm" svg:y="0.31cm"><text:p text:style-name="P90"><text:span text:style-name="T67">Memory</text:span></text:p><draw:enhanced-geometry svg:viewBox="0 0 21600 21600" draw:type="rectangle" draw:enhanced-path="M 0 0 L 21600 0 21600 21600 0 21600 0 0 Z N"/></draw:custom-shape><draw:custom-shape text:anchor-type="paragraph" draw:z-index="25" draw:name="Shape3" draw:style-name="gr17" draw:text-style-name="P98" svg:width="2.193cm" svg:height="0.749cm" svg:x="11.158cm" svg:y="0.286cm"><text:p text:style-name="P90"><text:span text:style-name="T67">CAN</text:span></text:p><draw:enhanced-geometry svg:viewBox="0 0 21600 21600" draw:type="rectangle" draw:enhanced-path="M 0 0 L 21600 0 21600 21600 0 21600 0 0 Z N"/></draw:custom-shape><draw:custom-shape text:anchor-type="paragraph" draw:z-index="26" draw:name="Shape3" draw:style-name="gr17" draw:text-style-name="P98" svg:width="2.193cm" svg:height="0.749cm" svg:x="13.848cm" svg:y="0.31cm"><text:p text:style-name="P90"><text:span text:style-name="T67">Bootloader</text:span></text:p><draw:enhanced-geometry svg:viewBox="0 0 21600 21600" draw:type="rectangle" draw:enhanced-path="M 0 0 L 21600 0 21600 21600 0 21600 0 0 Z N"/></draw:custom-shape></text:p>
      <text:p text:style-name="P11"/>
      <text:p text:style-name="P12"/>
      <text:list xml:id="list2814395726" text:style-name="L22">
        <text:list-header>
          <text:p text:style-name="P43"/>
        </text:list-header>
        <text:list-item>
          <text:p text:style-name="P25"><text:soft-page-break/><text:span text:style-name="T23">Human Machine Interface (HMI) Layer </text:span><text:span text:style-name="T1">: The HMI is the interface to the user of the IVI system and controls the display of the IVI system’s head unit. It is responsible for processing and responding to user inputs like touch screen input,speech recognition input and knob/button-based input.</text:span></text:p>
        </text:list-item>
      </text:list>
      <text:list xml:id="list4168626451" text:style-name="L23">
        <text:list-item>
          <text:p text:style-name="P26"><text:span text:style-name="T24">Speech</text:span><text:span text:style-name="T5"> </text:span><text:span text:style-name="T16">: When the commands given with touching the screen are giving input from the button present on the <text:s/>infotainment.The input are only given the vocal speech or voice speech is comes under speech of HMI. </text:span></text:p>
        </text:list-item>
      </text:list>
      <text:list xml:id="list2653352238" text:style-name="L24">
        <text:list-item>
          <text:p text:style-name="P27"><text:span text:style-name="T24">User Interface</text:span><text:span text:style-name="T26"> </text:span><text:span text:style-name="T16">: </text:span>User interface is the first impression of a software system from the user’s point of view. Therefore any software system must satisfy the requirement of user. UI mainly performs two functions − <text:span text:style-name="T21">(i) <text:s/></text:span>Accepting the user’s input <text:span text:style-name="T21">and <text:s text:c="3"/>(ii) <text:s text:c="2"/></text:span>Displaying the output.</text:p>
        </text:list-item>
        <text:list-item>
          <text:p text:style-name="P28"><text:span text:style-name="T24">HMI Core</text:span><text:span text:style-name="T5"> </text:span><text:span text:style-name="T16">: </text:span><text:span text:style-name="T19">A Human Machine Interface, or HMI for short, is a device that allows a human to give directions and receive feedback from the PLC that is controlling the manufacturing process. In other words, it is a means to input commands into your machines and earn feedback about their status.</text:span></text:p>
        </text:list-item>
      </text:list>
      <text:list xml:id="list1110320713" text:style-name="L25">
        <text:list-item>
          <text:p text:style-name="P29"><text:span text:style-name="T23">Application Layer</text:span><text:span text:style-name="T4"> </text:span><text:span text:style-name="T1">: The application layer contains a mix of applications, all designed to provide a specific function to the benefit of the user. Applications are dependent on other software referred to as system software to be able to execute.System software differentiates from application software in the sense that the it serves the latter (which in turn serves the user).</text:span></text:p>
        </text:list-item>
        <text:list-item>
          <text:p text:style-name="P29"><text:span text:style-name="Strong_20_Emphasis">Identifying communication partners:</text:span> The application layer identifies the availability of communication partners for an application with data to transmit. </text:p>
        </text:list-item>
        <text:list-item text:style-override="L26">
          <text:p text:style-name="P86"><text:span text:style-name="Strong_20_Emphasis">Determining resource availability:</text:span> The application layer determines whether sufficient network resources are available for the requested communication. </text:p>
        </text:list-item>
        <text:list-item text:style-override="L26">
          <text:p text:style-name="P53"><text:span text:style-name="Strong_20_Emphasis">Synchronizing communication:</text:span> All the communications occur between the applications requires cooperation which is managed by an application layer. </text:p>
        </text:list-item>
      </text:list>
      <text:list xml:id="list1132231057" text:style-name="L27">
        <text:list-item>
          <text:p text:style-name="P30"><text:span text:style-name="T25">Entertainment </text:span><text:span text:style-name="T39">: </text:span><text:span text:style-name="T29">Here the Enterainment is nothing but the application regarding the enjoyment or relaxation purpose used <text:s/>those are comes under this categories. The application like music,video,Radio etc, comes under this.</text:span><text:span text:style-name="T33">Here it can also runs under stereo mode which means </text:span><text:span text:style-name="T36">i</text:span><text:span text:style-name="T33">t can </text:span><text:span text:style-name="T34">be</text:span><text:span text:style-name="T33"> accessed with vechile stereo by pause, resume, forward,</text:span><text:span text:style-name="T35">turn off,turn on etc. <text:s/></text:span><text:span text:style-name="T37">Usb,multimedia etc</text:span></text:p>
        </text:list-item>
        <text:list-item>
          <text:p text:style-name="P45">Networking:<text:span text:style-name="T27"> </text:span><text:span text:style-name="T40">It is used </text:span><text:span text:style-name="T41">for the for the connectivity of the bluetooth and wifi. <text:s text:c="11"/></text:span><text:span text:style-name="T35">The concept network is used in vechiles to connect with each other through the ECUs ,sensors we can also track the vechiles through vechile networking because they could not get collied when they are coming same without knowing them. The networking <text:s/>can also be used to communication internally between the protocals and some the other sensor when to turn on and off.</text:span></text:p>
        </text:list-item>
        <text:list-item>
          <text:p text:style-name="P44">Navigation :<text:span text:style-name="T28"> </text:span><text:span text:style-name="T30">This can be </text:span><text:span text:style-name="T31">takes care of the location of the vechiles where they are present. With feature we can access send our location or we can route of ways where we are going or we are present at.</text:span><text:span text:style-name="T32">Navigation system helps to find location using GPS and Inbulit Maps which can drawen from the mobile or saved in the memory can also be Accessed.</text:span></text:p>
        </text:list-item>
      </text:list>
      <text:p text:style-name="P46"><text:span text:style-name="T32"/></text:p>
      <text:p text:style-name="P46"><text:span text:style-name="T32"/></text:p>
      <text:list xml:id="list2663225382" text:style-name="L28">
        <text:list-item>
          <text:p text:style-name="P31"><text:soft-page-break/><text:span text:style-name="T23">Middleware Layer </text:span><text:span text:style-name="T1">: The middleware layer consists of components and interfaces in Software that supplies services to the application that are not available from the operating system layer, so that the functional areas of the application layer can be realized. Consequently, the middleware layer simplifies the communication and input/output of data between the application layer and the operating system layer, as a result application developers can focus on the particular purpose and functionality of their application. </text:span></text:p>
          <text:list>
            <text:list-item>
              <text:p text:style-name="P54">Middleware layer its servers the purpose of the application the standard codes or Standard API`s are present in the middleware .</text:p>
            </text:list-item>
            <text:list-item>
              <text:p text:style-name="P54">When the request from the application comes the required service or that is already registered with the system bus are interfaced with middleware through session bus and serves the purpose of it.After the completion of its service the session for that is the intefaced is removed and the session get destoryed.</text:p>
            </text:list-item>
            <text:list-item>
              <text:p text:style-name="P55">Here Middleware acts as the middle person in between the application and the OS layer the input from the both layers can be serviced by it. Where to transform the information .</text:p>
            </text:list-item>
            <text:list-item>
              <text:p text:style-name="P56">In the middleware the modules can be created based on the system requirement of the system and modules change from project to project .Based on the the developers design the modules.The modules used by us are Bluetooth,Audio,Phonebook,SMS,Radio <text:span text:style-name="T55">etc.</text:span></text:p>
            </text:list-item>
            <text:list-item>
              <text:p text:style-name="P57">For different types of functionalities different types of middleware`s are used.</text:p>
            </text:list-item>
          </text:list>
        </text:list-item>
      </text:list>
      <text:list xml:id="list142017544" text:style-name="L29">
        <text:list-item>
          <text:p text:style-name="P32"><text:span text:style-name="T23">Operating System (OS) Layer </text:span><text:span text:style-name="T1">: The operating system layer generally constitute the operating system along with a Board Support Package (BSP) and drivers. The operating system itself typically manages hardware and software resources and provides applications with common services.The BSP provides essential support</text:span><text:bookmark text:name="pdfjs_internal_id_402R"/><text:bookmark text:name="pdfjs_internal_id_403R"/><text:bookmark text:name="pdfjs_internal_id_404R"/><text:bookmark text:name="pdfjs_internal_id_405R"/><text:bookmark text:name="pdfjs_internal_id_406R"/><text:span text:style-name="T1"> </text:span>code that facilitates the porting of an OS to a new hardware environment. The drivers operates and manages attached hardware devices by providing software interfaces to hardware devices. Thus, the operating system can access hardware functions without having to know any detailed information about the hardware currently in use. </text:p>
        </text:list-item>
      </text:list>
      <text:list xml:id="list2441444605" text:style-name="L30">
        <text:list-item>
          <text:p text:style-name="P58"><text:span text:style-name="T3">BSP:</text:span> <text:span text:style-name="T50">Board Support Package which consist of software containing hardware based boot firmware and device drivers. In this the code which will support the hardware is present according to the hardware the software is written for the emdedded devices. It supplies the codes the codes to the boot process at the start of the device.Mainly for BSP Embedded C code is written.</text:span></text:p>
        </text:list-item>
        <text:list-item>
          <text:p text:style-name="P36"><text:span text:style-name="T6">OS</text:span><text:span text:style-name="T49">: </text:span><text:span text:style-name="T19">In vehicle infotainment systems require operating systems that are capable of supporting connectivity, convenience functions, and downloadable software applications to integrate new functions in the system. Operating systems like Android, Linux, QNX, Windows are leading the infotainment segment.</text:span></text:p>
        </text:list-item>
      </text:list>
      <text:list xml:id="list170921052815051" text:continue-list="list142017544" text:style-name="L29">
        <text:list-item>
          <text:p text:style-name="P33"><text:span text:style-name="T22">Hardware Layer</text:span><text:span text:style-name="T38"> </text:span>: The hardware layer is composed of a processor with additional<text:line-break/>essential hardware and firmware to boot the OS. Additionally, this layer is often<text:line-break/>equipped with a set of automotive I/O devices like CAN <text:span text:style-name="T49">etc.What type of <text:s/>system is being used can be bulit. The devices which are mounted according we can write basic software to run.</text:span></text:p>
          <text:p text:style-name="P59">Main components of Hardware Layer are <text:s/>CAN ,CPU,Memory <text:s/>and Bootloader.</text:p>
        </text:list-item>
      </text:list>
      <text:p text:style-name="P60"/>
      <text:p text:style-name="P60"/>
      <text:list xml:id="list170920071313399" text:continue-numbering="true" text:style-name="L29">
        <text:list-header>
          <text:p text:style-name="P34"><text:soft-page-break/><text:span text:style-name="T7">CAN </text:span><text:span text:style-name="T51">: </text:span><text:span text:style-name="T17">CAN stands for </text:span><text:span text:style-name="T18">controller area network</text:span><text:span text:style-name="T17">. They are designed specially to meet the Automobile Industry needs. Before CAN was introduced, each electronic device is connected to other devices using many wires to enable communicatio</text:span><text:span text:style-name="T20">n</text:span><text:span text:style-name="T51">. </text:span><text:span text:style-name="T13">But when the functions in the automobile system increased, it was difficult to maintain because of the tedious wiring system. With the help of the CAN bus system, which allows ECUs to communicate with each other without much complexity by just connecting each ECU to the common serial bus. Hence when compared with the other protocols used in automotive systems i.e., CAN vs LIN, CAN is robust due to less complexity</text:span><text:span text:style-name="T3">.</text:span></text:p>
          <text:p text:style-name="P61"><text:span text:style-name="T3">CPU</text:span> : CPU stands for Central processing unit.Now a days 32-bit processor are used in the Automotives along with the 10MB of flash memory. It maintain all the processes the enire system. <text:span text:style-name="T54">The majory operation regards regarding the hardware devices can be done and processes the work among them.</text:span></text:p>
          <text:p text:style-name="P61"><text:span text:style-name="T3">Memory</text:span> : Memory used in the infotainment for the purpose of the storage of the data which in the form of source code and also stores the the download file, saved playlists and many more based the storage requirement the memory size depends.</text:p>
          <text:p text:style-name="P35"><text:span text:style-name="T8">Bootloader</text:span><text:span text:style-name="T53"> : it is software module which load the OS into the kernel.it locates takes the location of the OS which is present in theMastre Boot Loader(MBR).It loades the multiple operating systems present in the system can loaded and depends on the user the refered OS is loaded into the kernel.if only one OS is present then bootloader directly loads that without the user choice.Different types of bootloaders are present.Depends on the system environment.</text:span></text:p>
          <text:p text:style-name="P63"><text:span text:style-name="T58">Ex:GRUB,LILO,U-boot,Redboot,Barebox.</text:span></text:p>
        </text:list-header>
      </text:list>
      <text:p text:style-name="P7">The module described is one type of module which we have used and who that is interfaced and connectivity and how services are registered.</text:p>
      <text:list xml:id="list1238513978" text:style-name="L31">
        <text:list-item>
          <text:p text:style-name="P37"><text:span text:style-name="T8">Bluetooth</text:span><text:span text:style-name="T53">:Bluetooth is a wireless technology which is used to connect the short range devices and used to exchange data between them.To know how the data Exchange internally we used know the term D-BUS which used as the path between devices to process data.</text:span></text:p>
        </text:list-item>
      </text:list>
      <text:list xml:id="list1003816427" text:style-name="L32">
        <text:list-item>
          <text:p text:style-name="P38"><text:span text:style-name="T8">D-BUS </text:span><text:span text:style-name="T53">: It is open source software <text:s/>which consists of <text:s/>services </text:span><text:span text:style-name="T2">D-Bus</text:span> (short for "<text:span text:style-name="T2">Desktop Bus</text:span>") is a <text:span text:style-name="T59">Message oriented middleware </text:span>mechanism that allows communication between multiple <text:span text:style-name="T60">process</text:span> running concurrently on the same machine.<text:span text:style-name="T60">It is developed from the scratch which means it is unique from other IPC. </text:span>D-BUS can perform basic application IPC, allowing one process to shuttle data to another. Second, D-BUS can facilitate sending events, or signals, through the system, allowing different components in the system to communicate and ultimately to integrate better.D-BUS is unique from other IPC mechanisms in several ways. First, the basic unit of IPC in D-BUS is a message, not a byte stream. In this manner, D-BUS breaks up IPC into discrete messages, complete with headers (metadata) and a payload (the data).<text:span text:style-name="T61">libdus is <text:s/>used for the one to one communiocation between the services to exchange messages.Here D-bus is a low-level IPC Protocol.Full form D-bus is Desktop Bus.</text:span></text:p>
        </text:list-item>
      </text:list>
      <text:p text:style-name="P62"><text:tab/>D-bus consists of majorly two types of buses SYSTEM BUS AND SESSION BUS.</text:p>
      <text:list xml:id="list750376280" text:style-name="L39">
        <text:list-item>
          <text:p text:style-name="P47"><text:span text:style-name="T3">System Bus </text:span>:<text:span text:style-name="T27"> </text:span><text:span text:style-name="T42">System bus is type of message protocol it communicates between the system components and provides the clear idea about the particular components to do its work.All users of the system can communicate through this bus with prior permissions.</text:span></text:p>
          <text:p text:style-name="P47"><text:span text:style-name="T42"/></text:p>
        </text:list-item>
        <text:list-item>
          <text:p text:style-name="P47"><text:soft-page-break/><text:span text:style-name="T9">Session Bus</text:span><text:span text:style-name="T43"> : It is created at the session login.this bus is used for particular <text:s/>user who has logged in as the IPC and objects for the user application. Only one session for one login.whenever the new login is created <text:s/>a new session bus also created for that login and if the user is logged out automatically the session bus gets destoryed.</text:span></text:p>
        </text:list-item>
      </text:list>
      <text:p text:style-name="P48"><text:span text:style-name="T27">The Dbus is has already registered with <text:s/>the services from the server.The services which the system needed has to interface at the system level other than the registered services we cannot use other services.if any new service is needed for the system we have to register <text:s/>for that particular service.</text:span></text:p>
      <text:p text:style-name="P48"><text:span text:style-name="T38">Bluetooth:</text:span><text:span text:style-name="T27"> </text:span><text:span text:style-name="T44">Bluetooth is application which used to exchange information between devicesfor short <text:s/>range. Bluetooth uses bluez service <text:s/>for the communication and it consists of supported protocols of <text:s text:c="4"/>bluetooth information.</text:span></text:p>
      <text:p text:style-name="P49"><text:span text:style-name="T27">The bluez service is open source which is developed by fressdesktop </text:span><text:span text:style-name="T45">and </text:span><text:span text:style-name="T27">which consists of bluetooth stack.</text:span></text:p>
      <text:p text:style-name="P50"><text:span text:style-name="T27">The protocals used in the bluetooth architecture are </text:span></text:p>
      <text:p text:style-name="P51"><text:span text:style-name="T27">1.A2DP 2.AVRCP 3.</text:span><text:span text:style-name="T47">PBAP</text:span><text:span text:style-name="T46"> 4.</text:span><text:span text:style-name="T47">HFP 5.MAP </text:span></text:p>
      <text:p text:style-name="P52"><text:span text:style-name="T27">The Inbulid ofono service is activated is when the bluetooth hfp is used.HFP is a hand free profile which </text:span><text:span text:style-name="T48">acts as a device without the connected device.The functionalites are used in the device which is connected to it.</text:span></text:p>
      <text:p text:style-name="P52"><text:span text:style-name="T11">OFONO</text:span><text:span text:style-name="T48">:</text:span><text:span text:style-name="T27"> </text:span><text:span text:style-name="T48">This is service in the bluez which sends the AT commands through the server to the device regarding the sending the message or calling from the connected device <text:s/>directly without accessing <text:s/>the mobile. <text:s text:c="2"/></text:span></text:p>
      <text:p text:style-name="P8">The interfaces present in the bluez service are <text:s text:c="2"/></text:p>
      <text:list xml:id="list1146899583" text:style-name="L37">
        <text:list-item>
          <text:p text:style-name="P64">ORG.BLUEZ.ADAPTER1 <text:s text:c="4"/></text:p>
        </text:list-item>
        <text:list-item>
          <text:p text:style-name="P64"><text:span text:style-name="T52">O</text:span>RG.BLUEZ.GATTMANAGER1 <text:s/></text:p>
        </text:list-item>
        <text:list-item>
          <text:p text:style-name="P64">ORG.BLUEZ.LEADVERTISINGMANAGER1</text:p>
        </text:list-item>
        <text:list-item>
          <text:p text:style-name="P64">ORG.BLUEZ.MEDIA1</text:p>
        </text:list-item>
        <text:list-item>
          <text:p text:style-name="P65">ORG.BLUEZ.NETWORKSERVER1 </text:p>
          <text:p text:style-name="P66">When ever the services are added as interfacesto the system bus the below one shows as the properties changed.</text:p>
        </text:list-item>
        <text:list-item>
          <text:p text:style-name="P64">ORG.FREEDESKTOP.DBUS.PROPERTIES <text:s/></text:p>
        </text:list-item>
        <text:list-item>
          <text:p text:style-name="P64"><text:span text:style-name="Source_20_Text"><text:span text:style-name="T62">org.freedesktop.DBus.Introspectable</text:span></text:span></text:p>
        </text:list-item>
      </text:list>
      <text:p text:style-name="P9"><text:span text:style-name="T3">For Every interface we have seperate methods properties and signal.</text:span></text:p>
      <text:p text:style-name="P72"><text:span text:style-name="T3">Audio </text:span>: <text:span text:style-name="T65">Audio is some which is audible.when you play a music file in the system the convert file a audible one out of the speakers. </text:span></text:p>
      <text:list xml:id="list3399770055" text:style-name="L41">
        <text:list-item>
          <text:p text:style-name="P74">Here when a file is tapped to play internally based on the format it uses some codec which is nothing but compression and decompression.</text:p>
        </text:list-item>
        <text:list-item>
          <text:p text:style-name="P74">When a file is tapped that check format and it goes to the codec after the middleware part is completed.</text:p>
        </text:list-item>
        <text:list-item>
          <text:p text:style-name="P74">The codec here acts as the source and then from codec it goes to the predefined calls based on the type of codec is suitable at first from file it is compressed and then it goes to the <text:soft-page-break/>second stage after the codec converstion <text:s/>later it decompression and goes to the destination as sink.</text:p>
        </text:list-item>
        <text:list-item>
          <text:p text:style-name="P74">Here the hardware component also consists of some codec converters then the output comes as Audio.</text:p>
        </text:list-item>
        <text:list-item>
          <text:p text:style-name="P75">The protocal work based on the type system is supported and also referred to type of play is used.if the Audio is played the for this it different protocals is used and if played through bluetooth connectivity and also used through self play it uses diffrerent.</text:p>
        </text:list-item>
        <text:list-item>
          <text:p text:style-name="P75">The codec are of two types 1.Compressed codec <text:s/>2.Uncompressed codec </text:p>
        </text:list-item>
        <text:list-item>
          <text:p text:style-name="P75"><text:span text:style-name="T22">Compressed codec</text:span>: The file by this type of codec it specificy some different level of Audio output . In this lossy and Lossless are two different types.</text:p>
        </text:list-item>
        <text:list-item>
          <text:p text:style-name="P75">Lossy:This type of codec uses the less size and with loss of some information the file is apporx.1/70 of original file size.</text:p>
        </text:list-item>
        <text:list-item>
          <text:p text:style-name="P75">Lossless:This type of codec has the full file information without any loss and the file size is apporx.half of the original file size.</text:p>
        </text:list-item>
        <text:list-item>
          <text:p text:style-name="P75"><text:span text:style-name="T22">Uncompressed codec :</text:span><text:span text:style-name="T38"> </text:span><text:span text:style-name="T28">By using the uncompressed codec that size of file is same as original file without differing any format as it works <text:s/>as the <text:s/>original one.</text:span></text:p>
        </text:list-item>
      </text:list>
      <text:p text:style-name="P68"><text:s/></text:p>
      <text:p text:style-name="P69"><text:span text:style-name="T10">Radio</text:span>: <text:span text:style-name="T63">A Radio is radiowaves technology which is used communication and signaling .Using this Module we can get signals from the near by radio station from that the information regarding the Entertainment ,News and trafiic updates and many more.</text:span></text:p>
      <text:list xml:id="list2155714464" text:style-name="L42">
        <text:list-item>
          <text:p text:style-name="P39"><text:span text:style-name="T66">The Technology used for the radio is (RDS ) Radio Data System.it is a standrad communication protocol </text:span>for embedding small amounts of <text:span text:style-name="T66">digital information</text:span> in conventional <text:span text:style-name="T66">FM radio Broadcast</text:span>. RDS standardizes several types of information transmitted, including <text:span text:style-name="T66">time,station identification</text:span> and program informati<text:span text:style-name="T66">on.</text:span></text:p>
        </text:list-item>
      </text:list>
      <text:list xml:id="list839280" text:style-name="L40">
        <text:list-item>
          <text:p text:style-name="P70">Radio <text:s/><text:span text:style-name="T64">Waves are electromangentic waves for acessing them <text:s/>using <text:s/>two signal strengths 1.AM 2.FM</text:span></text:p>
        </text:list-item>
        <text:list-item>
          <text:p text:style-name="P71">AM: Amplitude modulation used in some countries. </text:p>
        </text:list-item>
        <text:list-item>
          <text:p text:style-name="P71">FM:Frequency Modulation for RadioWaves access FM <text:span text:style-name="T66">type </text:span>is used in India.</text:p>
        </text:list-item>
        <text:list-item>
          <text:p text:style-name="P71">The predefined functions are present in the Middleware which can used fro the internal functioning.</text:p>
        </text:list-item>
        <text:list-item>
          <text:p text:style-name="P71">In Radio like scanning,power on,power off,Auto scan,pause,listed channels like functionalities are defined in the middleware of radio by this we are getting.</text:p>
        </text:list-item>
        <text:list-item>
          <text:p text:style-name="P71">When from the Application the user information is caught it sends to the middleware and that functionality is worked as from souce to sink.</text:p>
        </text:list-item>
        <text:list-item>
          <text:p text:style-name="P73">Likewise the Radio also the datapacket format like a message when it <text:s/>want to <text:s/>sent some message then the system.</text:p>
        </text:list-item>
        <text:list-item>
          <text:p text:style-name="P76"><text:span text:style-name="T3">Tuners</text:span> : Tuners are used for the selecting the channel of Radio.</text:p>
          <text:p text:style-name="P73"/>
        </text:list-item>
      </text:list>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officeooo:rsid="00152706" officeooo:paragraph-rsid="00152706"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tain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2T14:58:37.190303002</meta:creation-date>
    <dc:date>2023-03-03T16:59:04.544475433</dc:date>
    <meta:editing-duration>PT4H57M2S</meta:editing-duration>
    <meta:editing-cycles>17</meta:editing-cycles>
    <meta:generator>LibreOffice/6.0.7.3$Linux_X86_64 LibreOffice_project/00m0$Build-3</meta:generator>
    <meta:document-statistic meta:table-count="0" meta:image-count="0" meta:object-count="0" meta:page-count="7" meta:paragraph-count="113" meta:word-count="2947" meta:character-count="18354" meta:non-whitespace-character-count="15508"/>
  </office:meta>
</office:document-meta>
</file>